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loext:fill-use-slide-background="false" draw:opacity="100%" draw:textarea-horizontal-align="justify" draw:textarea-vertical-align="middle" draw:auto-grow-height="false" fo:min-height="1.526cm" fo:min-width="3.39cm" loext:decorative="false"/>
    </style:style>
    <style:style style:name="gr2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1.308cm" fo:min-width="4.516cm" loext:decorative="false"/>
    </style:style>
    <style:style style:name="gr3" style:family="graphic" style:parent-style-name="objectwithoutfill">
      <style:graphic-properties svg:stroke-color="#000000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36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7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1.48cm" fo:min-width="4.861cm" loext:decorative="false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2.75cm" loext:decorative="false"/>
      <style:paragraph-properties style:writing-mode="lr-tb"/>
    </style:style>
    <style:style style:name="gr9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1.48cm" fo:min-width="5.208cm" loext:decorative="false"/>
    </style:style>
    <style:style style:name="gr10" style:family="graphic" style:parent-style-name="objectwithoutfill">
      <style:graphic-properties svg:stroke-color="#000000"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2.499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cm" loext:decorative="false"/>
      <style:paragraph-properties style:writing-mode="lr-tb"/>
    </style:style>
    <style:style style:name="gr15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0.962cm" fo:min-width="4.69cm" loext:decorative="false"/>
    </style:style>
    <style:style style:name="gr16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2.25cm" fo:min-width="3.25cm" loext:decorative="false"/>
    </style:style>
    <style:style style:name="gr17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1.75cm" fo:min-width="5.25cm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.68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2.5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21" style:family="graphic" style:parent-style-name="standard">
      <style:graphic-properties svg:stroke-color="#000000" draw:fill="none" draw:fill-color="#ffffff" loext:fill-use-slide-background="false" draw:opacity="100%" draw:textarea-horizontal-align="justify" draw:textarea-vertical-align="middle" draw:auto-grow-height="false" fo:min-height="1.364cm" fo:min-width="3.036cm"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1.575cm" loext:decorative="false"/>
      <style:paragraph-properties style:writing-mode="lr-tb"/>
    </style:style>
    <style:style style:name="gr23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0.851cm" fo:min-width="4.721cm" loext:decorative="fals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2.564cm" loext:decorative="false"/>
      <style:paragraph-properties style:writing-mode="lr-tb"/>
    </style:style>
    <style:style style:name="gr25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0.851cm" fo:min-width="4.218cm" loext:decorative="fals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2.563cm" loext:decorative="false"/>
      <style:paragraph-properties style:writing-mode="lr-tb"/>
    </style:style>
    <style:style style:name="gr27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1.568cm" fo:min-width="5.409cm" loext:decorative="false"/>
    </style:style>
    <style:style style:name="gr28" style:family="graphic" style:parent-style-name="objectwithoutfill">
      <style:graphic-properties svg:stroke-color="#000000" draw:fill="none" draw:fill-color="#729fcf" loext:fill-use-slide-background="false" draw:textarea-vertical-align="middle" loext:decorative="false"/>
    </style:style>
    <style:style style:name="gr29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1.165cm" fo:min-width="3.432cm" loext:decorative="false"/>
    </style:style>
    <style:style style:name="gr3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2.362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1.271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in-height="1.113cm" loext:decorative="false"/>
      <style:paragraph-properties style:writing-mode="lr-tb"/>
    </style:style>
    <style:style style:name="gr33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1.568cm" fo:min-width="6.545cm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1.421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0.887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3.149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cm" loext:decorative="false"/>
      <style:paragraph-properties style:writing-mode="lr-tb"/>
    </style:style>
    <style:style style:name="gr38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1.568cm" fo:min-width="4.75cm" loext:decorative="false"/>
    </style:style>
    <style:style style:name="P1" style:family="paragraph">
      <loext:graphic-properties draw:fill="none" draw:fill-color="#ffffff" draw:opacity="100%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ize="16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6pt"/>
    </style:style>
    <style:style style:name="P10" style:family="paragraph">
      <loext:graphic-properties draw:fill="none" draw:fill-color="#729fcf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20pt" style:font-size-complex="20pt"/>
    </style:style>
    <style:style style:name="T3" style:family="text">
      <style:text-properties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2.51cm" draw:transform="rotate (0.00349065850398866) translate (7.746cm 1.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25cm" svg:height="2.25cm" svg:x="6.75cm" svg:y="4.5cm">
          <text:p/>
          <draw:enhanced-geometry svg:viewBox="0 0 21600 21600" draw:glue-points="?f6 0 10800 ?f8 ?f11 10800 ?f9 21600 10800 ?f10 ?f5 10800" draw:text-areas="?f3 ?f3 ?f4 ?f4" draw:type="parallelogram" draw:modifiers="3787.724965389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line draw:style-name="gr3" draw:text-style-name="P3" draw:layer="layout" svg:width="0.999cm" svg:height="0.499cm" draw:transform="rotate (-1.5707963267949) translate (10.75cm 3.501cm)" svg:viewBox="0 0 1000 500" draw:points="0,250 1000,250 750,500 1000,250 750,0 1000,250">
          <text:p/>
        </draw:polyline>
        <draw:polyline draw:style-name="gr3" draw:text-style-name="P3" draw:layer="layout" svg:width="1.249cm" svg:height="0.499cm" draw:transform="rotate (-1.5707963267949) translate (10.75cm 6.751cm)" svg:viewBox="0 0 1250 500" draw:points="0,250 1250,250 938,500 1250,250 938,0 1250,250">
          <text:p/>
        </draw:polyline>
        <draw:custom-shape draw:style-name="gr1" draw:text-style-name="P1" draw:layer="layout" svg:width="5.5cm" svg:height="2.51cm" draw:transform="rotate (0.00349065850398866) translate (7.991cm 20.0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4.25cm" svg:height="2.612cm" svg:x="8.5cm" svg:y="1.638cm">
          <draw:text-box>
            <text:p><text:span text:style-name="T1">init (variant)</text:span></text:p>
          </draw:text-box>
        </draw:frame>
        <draw:frame draw:style-name="gr5" draw:text-style-name="P2" draw:layer="layout" svg:width="6.5cm" svg:height="3.5cm" svg:x="7.25cm" svg:y="4.75cm">
          <draw:text-box>
            <text:p text:style-name="P5"><text:span text:style-name="T1">Вывод описания задания</text:span></text:p>
          </draw:text-box>
        </draw:frame>
        <draw:frame draw:style-name="gr6" draw:text-style-name="P4" draw:layer="layout" svg:width="3cm" svg:height="1.25cm" svg:x="9.75cm" svg:y="20.75cm">
          <draw:text-box>
            <text:p><text:span text:style-name="T1">return</text:span></text:p>
          </draw:text-box>
        </draw:frame>
        <draw:custom-shape draw:style-name="gr2" draw:text-style-name="P2" draw:layer="layout" svg:width="7.25cm" svg:height="2.25cm" svg:x="6.751cm" svg:y="4.5cm">
          <text:p/>
          <draw:enhanced-geometry svg:viewBox="0 0 21600 21600" draw:glue-points="?f6 0 10800 ?f8 ?f11 10800 ?f9 21600 10800 ?f10 ?f5 10800" draw:text-areas="?f3 ?f3 ?f4 ?f4" draw:type="parallelogram" draw:modifiers="3787.724965389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line draw:style-name="gr3" draw:text-style-name="P3" draw:layer="layout" svg:width="1.249cm" svg:height="0.499cm" draw:transform="rotate (-1.5707963267949) translate (10.75cm 10.5cm)" svg:viewBox="0 0 1250 500" draw:points="0,250 1250,250 938,500 1250,250 938,0 1250,250">
          <text:p/>
        </draw:polyline>
        <draw:frame draw:style-name="gr5" draw:text-style-name="P2" draw:layer="layout" svg:width="6.25cm" svg:height="3.5cm" svg:x="7.25cm" svg:y="8cm">
          <draw:text-box>
            <text:p text:style-name="P5"><text:span text:style-name="T1">Вывод строки с указанием авторства</text:span></text:p>
          </draw:text-box>
        </draw:frame>
        <draw:custom-shape draw:style-name="gr7" draw:text-style-name="P2" draw:layer="layout" svg:width="7.749cm" svg:height="2.5cm" svg:x="6.251cm" svg:y="8cm">
          <text:p/>
          <draw:enhanced-geometry svg:viewBox="0 0 21600 21600" draw:glue-points="?f6 0 10800 ?f8 ?f11 10800 ?f9 21600 10800 ?f10 ?f5 10800" draw:text-areas="?f3 ?f3 ?f4 ?f4" draw:type="parallelogram" draw:modifiers="3787.724965389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6.5cm" svg:height="3cm" svg:x="7.25cm" svg:y="11.75cm">
          <text:p text:style-name="P5">variant != <text:s/>-1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polyline draw:style-name="gr3" draw:text-style-name="P3" draw:layer="layout" svg:width="1.499cm" svg:height="0.499cm" draw:transform="rotate (-1.5707963267949) translate (10.75cm 14.75cm)" svg:viewBox="0 0 1500 500" draw:points="0,250 1500,250 1126,500 1500,250 1126,0 1500,250">
          <text:p/>
        </draw:polyline>
        <draw:polyline draw:style-name="gr3" draw:text-style-name="P3" draw:layer="layout" svg:width="1.249cm" svg:height="0.499cm" draw:transform="rotate (-1.5707963267949) translate (10.999cm 18.75cm)" svg:viewBox="0 0 1250 500" draw:points="0,250 1250,250 938,500 1250,250 938,0 1250,250">
          <text:p/>
        </draw:polyline>
        <draw:frame draw:style-name="gr5" draw:text-style-name="P2" draw:layer="layout" svg:width="6.25cm" svg:height="3.5cm" svg:x="7.25cm" svg:y="16.25cm">
          <draw:text-box>
            <text:p text:style-name="P5"><text:span text:style-name="T1">Вывод строки с указанием номера варианта</text:span></text:p>
          </draw:text-box>
        </draw:frame>
        <draw:custom-shape draw:style-name="gr9" draw:text-style-name="P2" draw:layer="layout" svg:width="8.25cm" svg:height="2.5cm" svg:x="6.5cm" svg:y="16.25cm">
          <text:p/>
          <draw:enhanced-geometry svg:viewBox="0 0 21600 21600" draw:glue-points="?f6 0 10800 ?f8 ?f11 10800 ?f9 21600 10800 ?f10 ?f5 10800" draw:text-areas="?f3 ?f3 ?f4 ?f4" draw:type="parallelogram" draw:modifiers="3787.724965389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line draw:style-name="gr3" draw:text-style-name="P3" draw:layer="layout" svg:width="2.245cm" svg:height="1.331cm" draw:transform="skewX (-0.0691150383789754) rotate (0.0284488668075076) translate (13.4446268008571cm 20.6738526146343cm)" svg:viewBox="0 0 2246 1332" draw:points="2246,667 0,666 561,1332 0,666 560,0 0,666">
          <text:p/>
        </draw:polyline>
        <draw:line draw:style-name="gr10" draw:text-style-name="P3" draw:layer="layout" svg:x1="15.75cm" svg:y1="21.25cm" svg:x2="15.75cm" svg:y2="13.25cm">
          <text:p/>
        </draw:line>
        <draw:line draw:style-name="gr10" draw:text-style-name="P3" draw:layer="layout" svg:x1="13.75cm" svg:y1="13.25cm" svg:x2="15.75cm" svg:y2="13.25cm">
          <text:p/>
        </draw:line>
        <draw:frame draw:style-name="gr11" draw:text-style-name="P7" draw:layer="layout" svg:width="2.25cm" svg:height="2.384cm" svg:x="14.25cm" svg:y="12.116cm">
          <draw:text-box>
            <text:p>Нет</text:p>
          </draw:text-box>
        </draw:frame>
        <draw:frame draw:style-name="gr12" draw:text-style-name="P7" draw:layer="layout" svg:width="2cm" svg:height="1.673cm" svg:x="10.75cm" svg:y="14.75cm">
          <draw:text-box>
            <text:p>Да</text:p>
          </draw:text-box>
        </draw:frame>
      </draw:page>
      <draw:page draw:name="page2" draw:style-name="dp1" draw:master-page-name="Default">
        <draw:custom-shape draw:style-name="gr1" draw:text-style-name="P1" draw:layer="layout" svg:width="5.5cm" svg:height="2.51cm" draw:transform="rotate (0.00349065850398866) translate (7.241cm 2.2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3" draw:layer="layout" svg:width="0.999cm" svg:height="0.499cm" draw:transform="rotate (-1.5707963267949) translate (10.5cm 4.75cm)" svg:viewBox="0 0 1000 500" draw:points="0,250 1000,250 750,500 1000,250 750,0 1000,250">
          <text:p/>
        </draw:polyline>
        <draw:custom-shape draw:style-name="gr1" draw:text-style-name="P1" draw:layer="layout" svg:width="5.5cm" svg:height="2.51cm" draw:transform="rotate (0.00349065850398866) translate (7.5cm 22.5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4.25cm" svg:height="2.749cm" svg:x="8.25cm" svg:y="2.751cm">
          <draw:text-box>
            <text:p><text:span text:style-name="T1">cinLongD()</text:span></text:p>
          </draw:text-box>
        </draw:frame>
        <draw:polyline draw:style-name="gr3" draw:text-style-name="P3" draw:layer="layout" svg:width="1.499cm" svg:height="0.499cm" draw:transform="rotate (-1.5707963267949) translate (10.5cm 10.75cm)" svg:viewBox="0 0 1500 500" draw:points="0,250 1500,250 1126,500 1500,250 1126,0 1500,250">
          <text:p/>
        </draw:polyline>
        <draw:frame draw:style-name="gr14" draw:text-style-name="P9" draw:layer="layout" svg:width="5.144cm" svg:height="3.386cm" svg:x="7.856cm" svg:y="6.75cm">
          <draw:text-box>
            <text:p text:style-name="P8"><text:span text:style-name="T2">Попытка ввода дробного числа неудачна или ввод строки не закончен</text:span></text:p>
          </draw:text-box>
        </draw:frame>
        <draw:custom-shape draw:style-name="gr15" draw:text-style-name="P2" draw:layer="layout" svg:width="7.5cm" svg:height="1.75cm" svg:x="6.75cm" svg:y="19.25cm">
          <text:p/>
          <draw:enhanced-geometry svg:viewBox="0 0 21600 21600" draw:glue-points="?f6 0 10800 ?f8 ?f11 10800 ?f9 21600 10800 ?f10 ?f5 10800" draw:text-areas="?f3 ?f3 ?f4 ?f4" draw:type="parallelogram" draw:modifiers="3787.724965389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line draw:style-name="gr3" draw:text-style-name="P3" draw:layer="layout" svg:width="3.001cm" svg:height="1.332cm" draw:transform="skewX (-0.108734012399247) rotate (0.0212930168743308) translate (12.9126591461494cm 22.9368594553753cm)" svg:viewBox="0 0 3002 1333" draw:points="3002,667 0,666 749,1333 0,666 749,0 0,666">
          <text:p/>
        </draw:polyline>
        <draw:line draw:style-name="gr10" draw:text-style-name="P3" draw:layer="layout" svg:x1="16cm" svg:y1="23.5cm" svg:x2="16cm" svg:y2="8.25cm">
          <text:p/>
        </draw:line>
        <draw:line draw:style-name="gr10" draw:text-style-name="P3" draw:layer="layout" svg:x1="14cm" svg:y1="8.25cm" svg:x2="16cm" svg:y2="8.25cm">
          <text:p/>
        </draw:line>
        <draw:frame draw:style-name="gr12" draw:text-style-name="P7" draw:layer="layout" svg:width="2cm" svg:height="1.673cm" svg:x="10.5cm" svg:y="10.827cm">
          <draw:text-box>
            <text:p>Да</text:p>
          </draw:text-box>
        </draw:frame>
        <draw:polyline draw:style-name="gr3" draw:text-style-name="P3" draw:layer="layout" svg:width="0.999cm" svg:height="0.499cm" draw:transform="rotate (-1.5707963267949) translate (10.5cm 4.75cm)" svg:viewBox="0 0 1000 500" draw:points="0,250 1000,250 750,500 1000,250 750,0 1000,250">
          <text:p/>
        </draw:polyline>
        <draw:custom-shape draw:style-name="gr16" draw:text-style-name="P2" draw:layer="layout" svg:width="7.5cm" svg:height="5cm" svg:x="6.5cm" svg:y="5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2" draw:layer="layout" svg:width="5.75cm" svg:height="2cm" svg:x="7.25cm" svg:y="12.25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6.375cm" svg:height="1.936cm" svg:x="7.125cm" svg:y="12.314cm">
          <draw:text-box>
            <text:p><text:span text:style-name="T1">Очистить биты состояния ввода</text:span></text:p>
          </draw:text-box>
        </draw:frame>
        <draw:custom-shape draw:style-name="gr17" draw:text-style-name="P2" draw:layer="layout" svg:width="5.75cm" svg:height="2cm" svg:x="7.5cm" svg:y="15.75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1.499cm" svg:height="0.499cm" draw:transform="rotate (-1.5707963267949) translate (10.5cm 17.75cm)" svg:viewBox="0 0 1500 500" draw:points="0,250 1500,250 1126,500 1500,250 1126,0 1500,250">
          <text:p/>
        </draw:polyline>
        <draw:frame draw:style-name="gr19" draw:text-style-name="P7" draw:layer="layout" svg:width="5cm" svg:height="2.75cm" svg:x="8cm" svg:y="15.75cm">
          <draw:text-box>
            <text:p>Дойти до конца строки</text:p>
          </draw:text-box>
        </draw:frame>
        <draw:frame draw:style-name="gr6" draw:text-style-name="P7" draw:layer="layout" svg:width="2cm" svg:height="1.25cm" svg:x="14cm" svg:y="7cm">
          <draw:text-box>
            <text:p>Нет</text:p>
          </draw:text-box>
        </draw:frame>
        <draw:frame draw:style-name="gr20" draw:text-style-name="P7" draw:layer="layout" svg:width="6.75cm" svg:height="3.095cm" svg:x="7.5cm" svg:y="19.5cm">
          <draw:text-box>
            <text:p>Вывод сообщения о неверном вводе</text:p>
          </draw:text-box>
        </draw:frame>
        <draw:polyline draw:style-name="gr3" draw:text-style-name="P3" draw:layer="layout" svg:width="1.499cm" svg:height="0.499cm" draw:transform="rotate (-1.5707963267949) translate (10.5cm 14.25cm)" svg:viewBox="0 0 1500 500" draw:points="0,250 1500,250 1126,500 1500,250 1126,0 1500,250">
          <text:p/>
        </draw:polyline>
        <draw:polyline draw:style-name="gr3" draw:text-style-name="P3" draw:layer="layout" svg:width="1.499cm" svg:height="0.499cm" draw:transform="rotate (-1.5707963267949) translate (10.5cm 21cm)" svg:viewBox="0 0 1500 500" draw:points="0,250 1500,250 1126,500 1500,250 1126,0 1500,250">
          <text:p/>
        </draw:polyline>
        <draw:frame draw:style-name="gr6" draw:text-style-name="P7" draw:layer="layout" svg:width="3.5cm" svg:height="1.25cm" svg:x="8.75cm" svg:y="23.25cm">
          <draw:text-box>
            <text:p>return</text:p>
          </draw:text-box>
        </draw:frame>
      </draw:page>
      <draw:page draw:name="page3" draw:style-name="dp1" draw:master-page-name="Default">
        <draw:custom-shape draw:style-name="gr21" draw:text-style-name="P1" draw:layer="layout" svg:width="5cm" svg:height="2.282cm" draw:transform="skewX (-0.000523598775598299) rotate (0.00331612557878923) translate (7.886cm 0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3" draw:layer="layout" svg:width="0.908cm" svg:height="0.226cm" draw:transform="rotate (-1.5707963267949) translate (10.6136363636364cm 3.27009090909091cm)" svg:viewBox="0 0 909 227" draw:points="0,114 909,114 682,227 909,114 682,0 909,114">
          <text:p/>
        </draw:polyline>
        <draw:frame draw:style-name="gr22" draw:text-style-name="P4" draw:layer="layout" svg:width="3.477cm" svg:height="1.825cm" svg:x="9.023cm" svg:y="1.679cm">
          <draw:text-box>
            <text:p><text:span text:style-name="T1">Начало</text:span></text:p>
          </draw:text-box>
        </draw:frame>
        <draw:custom-shape draw:style-name="gr23" draw:text-style-name="P2" draw:layer="layout" svg:width="7.545cm" svg:height="1.591cm" svg:x="7.205cm" svg:y="4.179cm">
          <text:p/>
          <draw:enhanced-geometry svg:viewBox="0 0 21600 21600" draw:glue-points="?f6 0 10800 ?f8 ?f11 10800 ?f9 21600 10800 ?f10 ?f5 10800" draw:text-areas="?f3 ?f3 ?f4 ?f4" draw:type="parallelogram" draw:modifiers="3787.724965389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4" draw:text-style-name="P7" draw:layer="layout" svg:width="6.136cm" svg:height="2.814cm" svg:x="8.114cm" svg:y="4.179cm">
          <draw:text-box>
            <text:p>Ввод числа сленов ряда num_memb</text:p>
          </draw:text-box>
        </draw:frame>
        <draw:polyline draw:style-name="gr3" draw:text-style-name="P3" draw:layer="layout" svg:width="1.363cm" svg:height="0.454cm" draw:transform="rotate (-1.5707963267949) translate (10.6136363636364cm 5.77009090909091cm)" svg:viewBox="0 0 1364 455" draw:points="0,227 1364,227 1023,455 1364,227 1023,0 1364,227">
          <text:p/>
        </draw:polyline>
        <draw:custom-shape draw:style-name="gr25" draw:text-style-name="P2" draw:layer="layout" svg:width="6.818cm" svg:height="1.591cm" svg:x="6.977cm" svg:y="7.134cm">
          <text:p/>
          <draw:enhanced-geometry svg:viewBox="0 0 21600 21600" draw:glue-points="?f6 0 10800 ?f8 ?f11 10800 ?f9 21600 10800 ?f10 ?f5 10800" draw:text-areas="?f3 ?f3 ?f4 ?f4" draw:type="parallelogram" draw:modifiers="3787.724965389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6" draw:text-style-name="P7" draw:layer="layout" svg:width="6.137cm" svg:height="2.813cm" svg:x="7.886cm" svg:y="7.134cm">
          <draw:text-box>
            <text:p>Ввод числа точек num_x</text:p>
          </draw:text-box>
        </draw:frame>
        <draw:polyline draw:style-name="gr3" draw:text-style-name="P3" draw:layer="layout" svg:width="1.363cm" svg:height="0.454cm" draw:transform="rotate (-1.5707963267949) translate (10.3863636363636cm 8.72463636363636cm)" svg:viewBox="0 0 1364 455" draw:points="0,227 1364,227 1023,455 1364,227 1023,0 1364,227">
          <text:p/>
        </draw:polyline>
        <draw:polyline draw:style-name="gr3" draw:text-style-name="P3" draw:layer="layout" svg:width="1.363cm" svg:height="0.454cm" draw:transform="rotate (-1.5707963267949) translate (10.6136363636364cm 5.77009090909091cm)" svg:viewBox="0 0 1364 455" draw:points="0,227 1364,227 1023,455 1364,227 1023,0 1364,227">
          <text:p/>
        </draw:polyline>
        <draw:custom-shape draw:style-name="gr27" draw:text-style-name="P2" draw:layer="layout" svg:width="5.909cm" svg:height="1.818cm" svg:x="7.205cm" svg:y="15.088cm">
          <text:p/>
          <draw:enhanced-geometry svg:viewBox="0 0 21600 21600" draw:type="rectangle" draw:enhanced-path="M 0 0 L 21600 0 21600 21600 0 21600 0 0 Z N"/>
        </draw:custom-shape>
        <draw:polygon draw:style-name="gr28" draw:text-style-name="P10" draw:layer="layout" svg:width="5.454cm" svg:height="1.59cm" svg:x="7.432cm" svg:y="10.088cm" svg:viewBox="0 0 5455 1591" draw:points="0,1591 5455,1591 5455,455 4636,0 818,0 0,455">
          <text:p/>
        </draw:polygon>
        <draw:polygon draw:style-name="gr28" draw:text-style-name="P10" draw:layer="layout" svg:width="5.226cm" svg:height="1.59cm" draw:transform="rotate (-3.14159265358979) translate (12.5454545454545cm 25.0882727272727cm)" svg:viewBox="0 0 5227 1591" draw:points="0,1591 5227,1591 5227,455 4444,0 785,0 0,455">
          <text:p/>
        </draw:polygon>
        <draw:polyline draw:style-name="gr3" draw:text-style-name="P3" draw:layer="layout" svg:width="0.908cm" svg:height="0.454cm" draw:transform="rotate (-1.5707963267949) translate (10.3863636363636cm 11.6791818181818cm)" svg:viewBox="0 0 909 455" draw:points="0,227 909,227 682,455 909,227 682,0 909,227">
          <text:p/>
        </draw:polyline>
        <draw:polyline draw:style-name="gr3" draw:text-style-name="P3" draw:layer="layout" svg:width="0.908cm" svg:height="0.454cm" draw:transform="rotate (-1.5707963267949) translate (10.1590909090909cm 19.6337272727273cm)" svg:viewBox="0 0 909 455" draw:points="0,227 909,227 682,455 909,227 682,0 909,227">
          <text:p/>
        </draw:polyline>
        <draw:polyline draw:style-name="gr3" draw:text-style-name="P3" draw:layer="layout" svg:width="0.908cm" svg:height="0.454cm" draw:transform="rotate (-1.5707963267949) translate (10.1590909090909cm 25.0882727272727cm)" svg:viewBox="0 0 909 455" draw:points="0,227 909,227 682,455 909,227 682,0 909,227">
          <text:p/>
        </draw:polyline>
        <draw:polyline draw:style-name="gr3" draw:text-style-name="P3" draw:layer="layout" svg:width="0.908cm" svg:height="0.454cm" draw:transform="rotate (-1.5707963267949) translate (10.1590909090909cm 22.5882727272727cm)" svg:viewBox="0 0 909 455" draw:points="0,227 909,227 682,455 909,227 682,0 909,227">
          <text:p/>
        </draw:polyline>
        <draw:custom-shape draw:style-name="gr29" draw:text-style-name="P2" draw:layer="layout" svg:width="5.682cm" svg:height="2.045cm" svg:x="6.977cm" svg:y="20.543cm">
          <text:p/>
          <draw:enhanced-geometry svg:viewBox="0 0 21600 21600" draw:mirror-vertical="false" draw:mirror-horizontal="false" draw:glue-points="?f6 0 10800 ?f8 ?f11 10800 ?f9 21600 10800 ?f10 ?f5 10800" draw:text-areas="?f3 ?f3 ?f4 ?f4" draw:type="parallelogram" draw:modifiers="3787.724965389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text-style-name="P4" draw:layer="layout" svg:width="6.75cm" svg:height="2.612cm" svg:x="7.25cm" svg:y="15cm">
          <draw:text-box>
            <text:p><text:span text:style-name="T1">Подсчёт y_stand при помощи log</text:span></text:p>
          </draw:text-box>
        </draw:frame>
        <draw:frame draw:style-name="gr30" draw:text-style-name="P11" draw:layer="layout" svg:width="5.841cm" svg:height="2.612cm" svg:x="6.909cm" svg:y="20.25cm">
          <draw:text-box>
            <text:p text:style-name="P5"><text:span text:style-name="T1">Вывод</text:span></text:p>
            <text:p text:style-name="P5"><text:span text:style-name="T3">y_stand, y_series</text:span></text:p>
          </draw:text-box>
        </draw:frame>
        <draw:frame draw:style-name="gr31" draw:text-style-name="P4" draw:layer="layout" svg:width="4.318cm" svg:height="1.521cm" svg:x="8.341cm" svg:y="23.725cm">
          <draw:text-box>
            <text:p><text:span text:style-name="T1">i++</text:span></text:p>
          </draw:text-box>
        </draw:frame>
        <draw:custom-shape draw:style-name="gr25" draw:text-style-name="P2" draw:layer="layout" svg:width="6.818cm" svg:height="1.591cm" svg:x="6.75cm" svg:y="12.588cm">
          <text:p/>
          <draw:enhanced-geometry svg:viewBox="0 0 21600 21600" draw:glue-points="?f6 0 10800 ?f8 ?f11 10800 ?f9 21600 10800 ?f10 ?f5 10800" draw:text-areas="?f3 ?f3 ?f4 ?f4" draw:type="parallelogram" draw:modifiers="3787.724965389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32" draw:text-style-name="P7" draw:layer="layout" svg:width="2.5cm" svg:height="1.363cm" svg:x="8.795cm" svg:y="13.043cm">
          <draw:text-box>
            <text:p>Ввод x</text:p>
          </draw:text-box>
        </draw:frame>
        <draw:polyline draw:style-name="gr3" draw:text-style-name="P3" draw:layer="layout" svg:width="0.908cm" svg:height="0.454cm" draw:transform="rotate (-1.5707963267949) translate (10.3863636363636cm 14.1791818181818cm)" svg:viewBox="0 0 909 455" draw:points="0,227 909,227 682,455 909,227 682,0 909,227">
          <text:p/>
        </draw:polyline>
        <draw:custom-shape draw:style-name="gr33" draw:text-style-name="P2" draw:layer="layout" svg:width="7.045cm" svg:height="1.818cm" svg:x="6.705cm" svg:y="17.75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0.908cm" svg:height="0.454cm" draw:transform="rotate (-1.5707963267949) translate (10.3863636363636cm 16.9064545454545cm)" svg:viewBox="0 0 909 455" draw:points="0,227 909,227 682,455 909,227 682,0 909,227">
          <text:p/>
        </draw:polyline>
        <draw:frame draw:style-name="gr34" draw:text-style-name="P7" draw:layer="layout" svg:width="7.246cm" svg:height="1.673cm" svg:x="6.827cm" svg:y="17.829cm">
          <draw:text-box>
            <text:p>y_series = calcSeries(x, <text:s/>num_memb)</text:p>
          </draw:text-box>
        </draw:frame>
        <draw:frame draw:style-name="gr12" draw:text-style-name="P7" draw:layer="layout" svg:width="6.25cm" svg:height="1.673cm" svg:x="7.75cm" svg:y="10cm">
          <draw:text-box>
            <text:p>i = 1; i &lt;= num_x</text:p>
          </draw:text-box>
        </draw:frame>
        <draw:custom-shape draw:style-name="gr21" draw:text-style-name="P1" draw:layer="layout" svg:width="5cm" svg:height="2.282cm" draw:transform="rotate (0.00331612557878923) translate (7.651cm 25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4" draw:layer="layout" svg:width="2.728cm" svg:height="1.137cm" svg:x="8.787cm" svg:y="26.679cm">
          <draw:text-box>
            <text:p><text:span text:style-name="T1">Конец</text:span></text:p>
          </draw:text-box>
        </draw:frame>
      </draw:page>
      <draw:page draw:name="page4" draw:style-name="dp1" draw:master-page-name="Default">
        <draw:custom-shape draw:style-name="gr21" draw:text-style-name="P1" draw:layer="layout" svg:width="5cm" svg:height="2.282cm" draw:transform="skewX (-0.000523598775598299) rotate (0.00331612557878923) translate (7.886cm 0.9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4" draw:layer="layout" svg:width="5.5cm" svg:height="3.399cm" svg:x="8.25cm" svg:y="1.25cm">
          <draw:text-box>
            <text:p><text:span text:style-name="T1">calcSeries(x, num_memb)</text:span></text:p>
          </draw:text-box>
        </draw:frame>
        <draw:polygon draw:style-name="gr28" draw:text-style-name="P10" draw:layer="layout" svg:width="5.454cm" svg:height="1.59cm" svg:x="6.859cm" svg:y="7.088cm" svg:viewBox="0 0 5455 1591" draw:points="0,1591 5455,1591 5455,455 4636,0 818,0 0,455">
          <text:p/>
        </draw:polygon>
        <draw:polygon draw:style-name="gr28" draw:text-style-name="P10" draw:layer="layout" svg:width="5.226cm" svg:height="1.59cm" draw:transform="rotate (-3.14159265358979) translate (12.2274545454545cm 24.5912727272727cm)" svg:viewBox="0 0 5227 1591" draw:points="0,1591 5227,1591 5227,455 4444,0 785,0 0,455">
          <text:p/>
        </draw:polygon>
        <draw:polyline draw:style-name="gr3" draw:text-style-name="P3" draw:layer="layout" svg:width="0.908cm" svg:height="0.454cm" draw:transform="rotate (-1.5707963267949) translate (9.81336363636364cm 8.67918181818182cm)" svg:viewBox="0 0 909 455" draw:points="0,227 909,227 682,455 909,227 682,0 909,227">
          <text:p/>
        </draw:polyline>
        <draw:polyline draw:style-name="gr3" draw:text-style-name="P3" draw:layer="layout" svg:width="0.908cm" svg:height="0.454cm" draw:transform="rotate (-1.5707963267949) translate (9.84109090909091cm 24.5912727272727cm)" svg:viewBox="0 0 909 455" draw:points="0,227 909,227 682,455 909,227 682,0 909,227">
          <text:p/>
        </draw:polyline>
        <draw:polyline draw:style-name="gr3" draw:text-style-name="P3" draw:layer="layout" svg:width="1.498cm" svg:height="0.954cm" draw:transform="rotate (-1.5707963267949) translate (10.2501910707787cm 21.501042960714cm)" svg:viewBox="0 0 1499 955" draw:points="0,478 1499,478 1124,955 1499,478 1124,0 1499,478">
          <text:p/>
        </draw:polyline>
        <draw:frame draw:style-name="gr31" draw:text-style-name="P4" draw:layer="layout" svg:width="4.318cm" svg:height="1.521cm" svg:x="8.023cm" svg:y="23.228cm">
          <draw:text-box>
            <text:p><text:span text:style-name="T1">i++</text:span></text:p>
          </draw:text-box>
        </draw:frame>
        <draw:frame draw:style-name="gr12" draw:text-style-name="P7" draw:layer="layout" svg:width="6.25cm" svg:height="1.673cm" svg:x="7.177cm" svg:y="7cm">
          <draw:text-box>
            <text:p>i = 1; i &lt;= num_memb</text:p>
          </draw:text-box>
        </draw:frame>
        <draw:custom-shape draw:style-name="gr21" draw:text-style-name="P1" draw:layer="layout" svg:width="5cm" svg:height="2.282cm" draw:transform="rotate (0.00331612557878923) translate (7.333cm 25.4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4" draw:layer="layout" svg:width="2.728cm" svg:height="1.825cm" svg:x="8.469cm" svg:y="25.99cm">
          <draw:text-box>
            <text:p><text:span text:style-name="T1">Return res</text:span></text:p>
          </draw:text-box>
        </draw:frame>
        <draw:frame draw:style-name="gr37" draw:text-style-name="P9" draw:layer="layout" svg:width="5.144cm" svg:height="3.25cm" svg:x="7.106cm" svg:y="11.128cm">
          <draw:text-box>
            <text:p text:style-name="P8"><text:span text:style-name="T2">i нечётно</text:span></text:p>
          </draw:text-box>
        </draw:frame>
        <draw:line draw:style-name="gr10" draw:text-style-name="P3" draw:layer="layout" svg:x1="13.382cm" svg:y1="12cm" svg:x2="15.382cm" svg:y2="12cm">
          <text:p/>
        </draw:line>
        <draw:custom-shape draw:style-name="gr16" draw:text-style-name="P2" draw:layer="layout" svg:width="7.5cm" svg:height="5cm" svg:x="5.882cm" svg:y="9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7" draw:layer="layout" svg:width="2cm" svg:height="1.25cm" svg:x="13.382cm" svg:y="10.75cm">
          <draw:text-box>
            <text:p>Нет</text:p>
          </draw:text-box>
        </draw:frame>
        <draw:line draw:style-name="gr10" draw:text-style-name="P3" draw:layer="layout" svg:x1="3.882cm" svg:y1="12cm" svg:x2="5.882cm" svg:y2="12cm">
          <text:p/>
        </draw:line>
        <draw:frame draw:style-name="gr6" draw:text-style-name="P7" draw:layer="layout" svg:width="2cm" svg:height="1.25cm" svg:x="4cm" svg:y="10.75cm">
          <draw:text-box>
            <text:p>Да</text:p>
          </draw:text-box>
        </draw:frame>
        <draw:custom-shape draw:style-name="gr33" draw:text-style-name="P2" draw:layer="layout" svg:width="7.045cm" svg:height="1.818cm" svg:x="0.514cm" svg:y="14.432cm">
          <text:p/>
          <draw:enhanced-geometry svg:viewBox="0 0 21600 21600" draw:type="rectangle" draw:enhanced-path="M 0 0 L 21600 0 21600 21600 0 21600 0 0 Z N"/>
        </draw:custom-shape>
        <draw:frame draw:style-name="gr34" draw:text-style-name="P7" draw:layer="layout" svg:width="7.246cm" svg:height="1.671cm" svg:x="0.636cm" svg:y="14.511cm">
          <draw:text-box>
            <text:p>Res += x_pow/i</text:p>
          </draw:text-box>
        </draw:frame>
        <draw:custom-shape draw:style-name="gr33" draw:text-style-name="P2" draw:layer="layout" svg:width="7.045cm" svg:height="1.818cm" svg:x="11.382cm" svg:y="14.432cm">
          <text:p/>
          <draw:enhanced-geometry svg:viewBox="0 0 21600 21600" draw:type="rectangle" draw:enhanced-path="M 0 0 L 21600 0 21600 21600 0 21600 0 0 Z N"/>
        </draw:custom-shape>
        <draw:frame draw:style-name="gr34" draw:text-style-name="P7" draw:layer="layout" svg:width="7.246cm" svg:height="1.671cm" svg:x="11.504cm" svg:y="14.511cm">
          <draw:text-box>
            <text:p>Res -= x_pow/i</text:p>
          </draw:text-box>
        </draw:frame>
        <draw:line draw:style-name="gr10" draw:text-style-name="P3" draw:layer="layout" svg:x1="3.882cm" svg:y1="14.5cm" svg:x2="3.882cm" svg:y2="12cm">
          <text:p/>
        </draw:line>
        <draw:line draw:style-name="gr10" draw:text-style-name="P3" draw:layer="layout" svg:x1="15.382cm" svg:y1="14.5cm" svg:x2="15.382cm" svg:y2="12cm">
          <text:p/>
        </draw:line>
        <draw:polyline draw:style-name="gr3" draw:text-style-name="P3" draw:layer="layout" svg:width="0.908cm" svg:height="0.454cm" draw:transform="rotate (-1.5707963267949) translate (10.1180909090909cm 6.06827272727273cm)" svg:viewBox="0 0 909 455" draw:points="0,227 909,227 682,455 909,227 682,0 909,227">
          <text:p/>
        </draw:polyline>
        <draw:custom-shape draw:style-name="gr38" draw:text-style-name="P2" draw:layer="layout" svg:width="5.25cm" svg:height="1.818cm" svg:x="7.5cm" svg:y="4.25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6.25cm" svg:height="2.384cm" svg:x="7.5cm" svg:y="4.366cm">
          <draw:text-box>
            <text:p>x_pow = x + x * x</text:p>
            <text:p>Res = -LN2</text:p>
          </draw:text-box>
        </draw:frame>
        <draw:polyline draw:style-name="gr3" draw:text-style-name="P3" draw:layer="layout" svg:width="0.999cm" svg:height="0.454cm" draw:transform="rotate (-1.5707963267949) translate (10.4540909090909cm 3.250300030003cm)" svg:viewBox="0 0 1000 455" draw:points="0,227 1000,227 750,455 1000,227 750,0 1000,227">
          <text:p/>
        </draw:polyline>
        <draw:custom-shape draw:style-name="gr38" draw:text-style-name="P2" draw:layer="layout" svg:width="5.25cm" svg:height="1.818cm" svg:x="7cm" svg:y="19.75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5.75cm" svg:height="2.384cm" svg:x="6.75cm" svg:y="19.866cm">
          <draw:text-box>
            <text:p>x_pow *= x + x * x</text:p>
            <text:p/>
          </draw:text-box>
        </draw:frame>
        <draw:line draw:style-name="gr10" draw:text-style-name="P3" draw:layer="layout" svg:x1="4cm" svg:y1="18cm" svg:x2="15.5cm" svg:y2="18cm">
          <text:p/>
        </draw:line>
        <draw:line draw:style-name="gr10" draw:text-style-name="P3" draw:layer="layout" svg:x1="4cm" svg:y1="18cm" svg:x2="4cm" svg:y2="16.25cm">
          <text:p/>
        </draw:line>
        <draw:line draw:style-name="gr10" draw:text-style-name="P3" draw:layer="layout" svg:x1="15.5cm" svg:y1="18cm" svg:x2="15.5cm" svg:y2="16.25cm">
          <text:p/>
        </draw:line>
        <draw:line draw:style-name="gr10" draw:text-style-name="P3" draw:layer="layout" svg:x1="9.75cm" svg:y1="19.75cm" svg:x2="9.75cm" svg:y2="18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23:09:49.630132447</meta:creation-date>
    <dc:date>2024-10-17T01:05:49.538076381</dc:date>
    <meta:editing-duration>PT1H1M7S</meta:editing-duration>
    <meta:editing-cycles>7</meta:editing-cycles>
    <meta:generator>LibreOffice/24.2.5.2$Linux_X86_64 LibreOffice_project/420$Build-2</meta:generator>
    <meta:document-statistic meta:object-count="108"/>
  </office:meta>
</office:document-meta>
</file>